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7b81a" officeooo:paragraph-rsid="0017b81a"/>
    </style:style>
    <style:style style:name="P2" style:family="paragraph" style:parent-style-name="Text_20_body" style:list-style-name="L1">
      <style:text-properties officeooo:rsid="0017b81a" officeooo:paragraph-rsid="0017b81a"/>
    </style:style>
    <style:style style:name="P3" style:family="paragraph" style:parent-style-name="Text_20_body">
      <style:text-properties officeooo:rsid="001854b4" officeooo:paragraph-rsid="001854b4"/>
    </style:style>
    <style:style style:name="P4" style:family="paragraph" style:parent-style-name="Text_20_body">
      <style:text-properties officeooo:rsid="001a3dc4" officeooo:paragraph-rsid="001a3dc4"/>
    </style:style>
    <style:style style:name="P5" style:family="paragraph" style:parent-style-name="Text_20_body" style:list-style-name="L1">
      <style:text-properties officeooo:rsid="001a3dc4" officeooo:paragraph-rsid="001a3dc4"/>
    </style:style>
    <style:style style:name="P6" style:family="paragraph" style:parent-style-name="Title">
      <style:text-properties officeooo:rsid="0017b81a" officeooo:paragraph-rsid="0017b81a"/>
    </style:style>
    <style:style style:name="T1" style:family="text">
      <style:text-properties style:text-position="sub 58%"/>
    </style:style>
    <style:style style:name="T2" style:family="text">
      <style:text-properties officeooo:rsid="001a3dc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 5 AC julio 2014</text:p>
      <text:p text:style-name="P1">Supongamos que la penalización de fallos de la caché es de 250 ciclos de reloj y que todas las instrucciones normalmente emplean 2.0 ciclos de reloj (ignorando las detenciones de memoria). Suponed que el número medio de fallos a la caché por cada 100 instrucciones es 2.</text:p>
      <text:list xml:id="list365871724713540469" text:style-name="L1">
        <text:list-item>
          <text:p text:style-name="P2">¿Cuál es el impacto en el rendimiento del sistema?</text:p>
        </text:list-item>
        <text:list-item>
          <text:p text:style-name="P2">Calcula la ganancia de rendimiento que se obtiene, si se amplía el tamaño del bloque de la caché y logramos que el número medio de fallos de la caché sea de 2 cada 1000 instrucciones.</text:p>
        </text:list-item>
      </text:list>
      <text:p text:style-name="P1"/>
      <text:list xml:id="list162928869196030" text:continue-list="list365871724713540469" text:style-name="L1">
        <text:list-item text:start-value="1">
          <text:p text:style-name="P2"/>
        </text:list-item>
      </text:list>
      <text:p text:style-name="P1"><draw:frame draw:style-name="fr1" draw:name="Objeto1" text:anchor-type="as-char" svg:y="-0.619cm" svg:width="15.7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El T<text:span text:style-name="T1">CPU</text:span> se ve incrementado en 7 <text:span text:style-name="T2">al usar una caché con fallos.</text:span></text:p>
      <text:p text:style-name="P4">Si no la tuviera, el número medio de fallos sería de 100% (no estoy seguro de esto):</text:p>
      <text:p text:style-name="P4"><draw:frame draw:style-name="fr1" draw:name="Objeto2" text:anchor-type="as-char" svg:y="-0.621cm" svg:width="7.805cm" svg:height="1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">Entonces, el impacto producido es que con la caché el ordenador ahora es: <draw:frame draw:style-name="fr1" draw:name="Objeto3" text:anchor-type="as-char" svg:y="-0.619cm" svg:width="1.706cm" svg:height="0.998cm" draw:z-index="2"><draw:object xlink:href="./Object 3" xlink:type="simple" xlink:show="embed" xlink:actuate="onLoad"/><draw:image xlink:href="./ObjectReplacements/Object 3" xlink:type="simple" xlink:show="embed" xlink:actuate="onLoad"/></draw:frame>veces más rápido.</text:p>
      <text:p text:style-name="P4"/>
      <text:list xml:id="list162928231932913" text:continue-numbering="true" text:style-name="L1">
        <text:list-item>
          <text:p text:style-name="P5"/>
        </text:list-item>
      </text:list>
      <text:p text:style-name="P4"><draw:frame draw:style-name="fr1" draw:name="Objeto4" text:anchor-type="as-char" svg:y="-0.621cm" svg:width="8.013cm" svg:height="1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>Por tanto, la ganancia es del <draw:frame draw:style-name="fr1" draw:name="Objeto5" text:anchor-type="as-char" svg:y="-0.619cm" svg:width="3.307cm" svg:height="0.998cm" draw:z-index="4"><draw:object xlink:href="./Object 5" xlink:type="simple" xlink:show="embed" xlink:actuate="onLoad"/><draw:image xlink:href="./ObjectReplacements/Object 5" xlink:type="simple" xlink:show="embed" xlink:actuate="onLoad"/></draw:frame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5:59:38.699680999</meta:creation-date>
    <dc:date>2016-05-27T16:29:27.929503972</dc:date>
    <meta:editing-duration>PT9M8S</meta:editing-duration>
    <meta:editing-cycles>1</meta:editing-cycles>
    <meta:document-statistic meta:table-count="0" meta:image-count="0" meta:object-count="5" meta:page-count="1" meta:paragraph-count="13" meta:word-count="152" meta:character-count="803" meta:non-whitespace-character-count="661"/>
    <meta:generator>LibreOffice/5.1.2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sub>
        <mi>T</mi>
        <mi mathvariant="italic">CPU</mi>
      </msub>
      <mo stretchy="false">=</mo>
      <mrow>
        <mi mathvariant="italic">RI</mi>
        <mo stretchy="false">⋅</mo>
        <mrow>
          <mo fence="true" stretchy="false">(</mo>
          <mrow>
            <mrow>
              <mi mathvariant="italic">CPI</mi>
              <mo stretchy="false">+</mo>
              <mrow>
                <mfrac>
                  <mi mathvariant="italic">fallos</mi>
                  <mi mathvariant="italic">instrucciones</mi>
                </mfrac>
                <mo stretchy="false">⋅</mo>
                <msub>
                  <mi mathvariant="italic">penalización</mi>
                  <mi mathvariant="italic">fallo</mi>
                </msub>
              </mrow>
            </mrow>
          </mrow>
          <mo fence="true" stretchy="false">)</mo>
        </mrow>
        <mo stretchy="false">⋅</mo>
        <mi mathvariant="italic">CLK</mi>
      </mrow>
      <mo stretchy="false">=</mo>
      <mrow>
        <mi mathvariant="italic">RI</mi>
        <mo stretchy="false">⋅</mo>
        <mrow>
          <mo fence="true" stretchy="false">(</mo>
          <mrow>
            <mrow>
              <mn>2</mn>
              <mo stretchy="false">+</mo>
              <mrow>
                <mfrac>
                  <mn>2</mn>
                  <mn>100</mn>
                </mfrac>
                <mo stretchy="false">⋅</mo>
                <mn>250</mn>
              </mrow>
            </mrow>
          </mrow>
          <mo fence="true" stretchy="false">)</mo>
        </mrow>
        <mo stretchy="false">⋅</mo>
        <mi mathvariant="italic">CLK</mi>
      </mrow>
      <mo stretchy="false">=</mo>
      <mrow>
        <mi mathvariant="italic">RI</mi>
        <mo stretchy="false">⋅</mo>
        <mn>7</mn>
        <mo stretchy="false">⋅</mo>
        <mi mathvariant="italic">CLK</mi>
      </mrow>
    </mrow>
    <annotation encoding="StarMath 5.0">T_CPU = RI cdot ( CPI + fallos over instrucciones cdot penalización_fallo ) cdot CLK = RI cdot ( 2 + 2 over 100 cdot 250 ) cdot CLK = RI cdot 7 cdot CLK</annotation>
  </semantics>
</math>
</file>

<file path=Object 2/content.xml><?xml version="1.0" encoding="utf-8"?>
<math xmlns="http://www.w3.org/1998/Math/MathML" display="block">
  <semantics>
    <mrow>
      <msub>
        <mi>T</mi>
        <mi mathvariant="italic">CPU</mi>
      </msub>
      <mo stretchy="false">=</mo>
      <mrow>
        <mi mathvariant="italic">RI</mi>
        <mo stretchy="false">⋅</mo>
        <mrow>
          <mo fence="true" stretchy="false">(</mo>
          <mrow>
            <mrow>
              <mn>2</mn>
              <mo stretchy="false">+</mo>
              <mrow>
                <mfrac>
                  <mn>100</mn>
                  <mn>100</mn>
                </mfrac>
                <mo stretchy="false">⋅</mo>
                <mn>250</mn>
              </mrow>
            </mrow>
          </mrow>
          <mo fence="true" stretchy="false">)</mo>
        </mrow>
        <mo stretchy="false">⋅</mo>
        <mi mathvariant="italic">CLK</mi>
      </mrow>
      <mo stretchy="false">=</mo>
      <mrow>
        <mi mathvariant="italic">RI</mi>
        <mo stretchy="false">⋅</mo>
        <mn>252</mn>
        <mo stretchy="false">⋅</mo>
        <mi mathvariant="italic">CLK</mi>
      </mrow>
    </mrow>
    <annotation encoding="StarMath 5.0">T_CPU = RI cdot ( 2 + 100 over 100 cdot 250 ) cdot CLK = RI cdot 252 cdot CLK</annotation>
  </semantics>
</math>
</file>

<file path=Object 3/content.xml><?xml version="1.0" encoding="utf-8"?>
<math xmlns="http://www.w3.org/1998/Math/MathML" display="block">
  <semantics>
    <mrow>
      <mfrac>
        <mn>252</mn>
        <mn>7</mn>
      </mfrac>
      <mo stretchy="false">=</mo>
      <mn>36</mn>
    </mrow>
    <annotation encoding="StarMath 5.0">252 over 7 = 36</annotation>
  </semantics>
</math>
</file>

<file path=Object 4/content.xml><?xml version="1.0" encoding="utf-8"?>
<math xmlns="http://www.w3.org/1998/Math/MathML" display="block">
  <semantics>
    <mrow>
      <mrow>
        <msub>
          <mi>T</mi>
          <mi mathvariant="italic">CPU</mi>
        </msub>
        <mo stretchy="false">=</mo>
        <mrow>
          <mi mathvariant="italic">RI</mi>
          <mo stretchy="false">⋅</mo>
          <mrow>
            <mo fence="true" stretchy="false">(</mo>
            <mrow>
              <mrow>
                <mn>2</mn>
                <mo stretchy="false">+</mo>
                <mrow>
                  <mfrac>
                    <mn>2</mn>
                    <mn>1000</mn>
                  </mfrac>
                  <mo stretchy="false">⋅</mo>
                  <mn>250</mn>
                </mrow>
              </mrow>
            </mrow>
            <mo fence="true" stretchy="false">)</mo>
          </mrow>
          <mo stretchy="false">⋅</mo>
          <mi mathvariant="italic">CLK</mi>
        </mrow>
        <mo stretchy="false">=</mo>
        <mrow>
          <mi mathvariant="italic">RI</mi>
          <mo stretchy="false">⋅</mo>
          <mn>2</mn>
        </mrow>
      </mrow>
      <mi>'</mi>
      <mrow>
        <mn>5</mn>
        <mo stretchy="false">⋅</mo>
        <mi mathvariant="italic">CLK</mi>
      </mrow>
    </mrow>
    <annotation encoding="StarMath 5.0">T_CPU = RI cdot ( 2 + 2 over 1000 cdot 250 ) cdot CLK = RI cdot 2'5 cdot CLK</annotation>
  </semantics>
</math>
</file>

<file path=Object 5/content.xml><?xml version="1.0" encoding="utf-8"?>
<math xmlns="http://www.w3.org/1998/Math/MathML" display="block">
  <semantics>
    <mrow>
      <mrow>
        <mfrac>
          <mn>7</mn>
          <mrow>
            <mn>2</mn>
            <mi>'</mi>
            <mn>5</mn>
          </mrow>
        </mfrac>
        <mo stretchy="false">=</mo>
        <mn>2</mn>
      </mrow>
      <mi>'</mi>
      <mrow>
        <mn>8</mn>
        <mo stretchy="false">=</mo>
        <mn>180</mn>
      </mrow>
      <mtext>%</mtext>
    </mrow>
    <annotation encoding="StarMath 5.0">7 over {2'5} = 2'8 = 180"%"</annotation>
  </semantics>
</math>
</file>